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Burn-Up" table:style-name="ta1">
        <table:shapes>
          <draw:frame draw:z-index="0" draw:style-name="gr1" svg:width="6.2988in" svg:height="3.5429in" svg:x="0in" svg:y="0.0283in">
            <draw:object draw:notify-on-update-of-ranges="'Burn-Up'.A3:'Burn-Up'.A12 'Burn-Up'.B2:'Burn-Up'.B2 'Burn-Up'.B3:'Burn-Up'.B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>
            <text:p>Day</text:p>
          </table:table-cell>
          <table:table-cell office:value-type="string">
            <text:p>Remaining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Palminio</meta:initial-creator>
    <meta:creation-date>2015-09-03T20:51:16</meta:creation-date>
    <dc:date>2015-09-03T21:17:15</dc:date>
    <dc:creator>Dario Palminio</dc:creator>
    <meta:editing-duration>PT7M46S</meta:editing-duration>
    <meta:editing-cycles>2</meta:editing-cycles>
    <meta:generator>LibreOffice/3.5$Linux_X86_64 LibreOffice_project/350m1$Build-2</meta:generator>
    <meta:document-statistic meta:table-count="3" meta:cell-count="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width="0.051cm" svg:stroke-color="#33333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33333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7cm" svg:y="0.316cm" chart:style-name="ch2">
          <text:p>Sprint Burn-Down</text:p>
        </chart:title>
        <chart:legend chart:legend-position="end" svg:x="13.042cm" svg:y="4.201cm" style:legend-expansion="high" chart:style-name="ch3"/>
        <chart:plot-area chart:style-name="ch4" table:cell-range-address="'Burn-Up'.A2:'Burn-Up'.B12" chart:data-source-has-labels="both" svg:x="1.331cm" svg:y="1.635cm" svg:width="11.071cm" svg:height="6.204cm">
          <chartooo:coordinate-region svg:x="1.952cm" svg:y="1.834cm" svg:width="10.264cm" svg:height="5.358cm"/>
          <chart:axis chart:dimension="x" chart:name="primary-x" chart:style-name="ch5" chartooo:axis-type="auto">
            <chartooo:date-scale/>
            <chart:title svg:x="6.518cm" svg:y="8.019cm" chart:style-name="ch6">
              <text:p>Day</text:p>
            </chart:title>
            <chart:categories table:cell-range-address="'Burn-Up'.A3:'Burn-Up'.A12"/>
          </chart:axis>
          <chart:axis chart:dimension="y" chart:name="primary-y" chart:style-name="ch5">
            <chart:title svg:x="0.451cm" svg:y="5.138cm" chart:style-name="ch7">
              <text:p>Task</text:p>
            </chart:title>
            <chart:grid chart:style-name="ch8" chart:class="major"/>
          </chart:axis>
          <chart:series chart:style-name="ch9" chart:values-cell-range-address="'Burn-Up'.B3:'Burn-Up'.B12" chart:label-cell-address="'Burn-Up'.B2:'Burn-Up'.B2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maining</text:p>
                <draw:g>
                  <svg:desc>'Burn-Up'.B2:'Burn-Up'.B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Burn-Up'.A3:'Burn-Up'.A12</svg:desc>
                </draw:g>
              </table:table-cell>
              <table:table-cell office:value-type="float" office:value="20">
                <text:p>20</text:p>
                <draw:g>
                  <svg:desc>'Burn-Up'.B3:'Burn-Up'.B1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